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611" officeooo:paragraph-rsid="00007611"/>
    </style:style>
    <style:style style:name="P2" style:family="paragraph" style:parent-style-name="Standard">
      <style:text-properties fo:font-weight="bold" officeooo:rsid="00007611" officeooo:paragraph-rsid="0000761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ode of Python app used for the Kivy Launcher:</text:p>
      <text:p text:style-name="P1"/>
      <text:p text:style-name="P1">import kivy</text:p>
      <text:p text:style-name="P1">from random import randint</text:p>
      <text:p text:style-name="P1">from kivy.app import App</text:p>
      <text:p text:style-name="P1">from kivy.uix.label import Label</text:p>
      <text:p text:style-name="P1">from kivy.uix.gridlayout import GridLayout</text:p>
      <text:p text:style-name="P1">from kivy.uix.button import Button</text:p>
      <text:p text:style-name="P1"/>
      <text:p text:style-name="P1">class LoginScreen(GridLayout):</text:p>
      <text:p text:style-name="P1"><text:s text:c="4"/>def __init__(self, **kwargs):</text:p>
      <text:p text:style-name="P1"><text:s text:c="8"/>super(LoginScreen,self).__init__(**kwargs)</text:p>
      <text:p text:style-name="P1"><text:s text:c="8"/>self.cols = 1 #Making it 1 column to make it look nicer for mobile</text:p>
      <text:p text:style-name="P1"/>
      <text:p text:style-name="P1"><text:s text:c="4"/>#Define the buttons so the user can select one and bind them</text:p>
      <text:p text:style-name="P1"><text:s text:c="8"/>self.txtLabel = Label(text='Play Paper, Rock, Scissors')</text:p>
      <text:p text:style-name="P1"/>
      <text:p text:style-name="P1"><text:s text:c="8"/>self.btnRock = Button(text='Rock')</text:p>
      <text:p text:style-name="P1"><text:s text:c="8"/>self.btnRock.bind(on_press=self.pressed)</text:p>
      <text:p text:style-name="P1"/>
      <text:p text:style-name="P1"><text:s text:c="8"/>self.btnPaper = Button(text='Paper')</text:p>
      <text:p text:style-name="P1"><text:s text:c="8"/>self.btnPaper.bind(on_press=self.pressed)</text:p>
      <text:p text:style-name="P1"/>
      <text:p text:style-name="P1"><text:s text:c="8"/>self.btnScissors = Button(text='Scissors')</text:p>
      <text:p text:style-name="P1"><text:s text:c="8"/>self.btnScissors.bind(on_press=self.pressed)</text:p>
      <text:p text:style-name="P1"/>
      <text:p text:style-name="P1"><text:s text:c="8"/>#Add the buttons to the grid to the displayed</text:p>
      <text:p text:style-name="P1"><text:s text:c="8"/>self.add_widget(self.txtLabel)</text:p>
      <text:p text:style-name="P1"><text:s text:c="8"/>self.add_widget(self.btnRock)</text:p>
      <text:p text:style-name="P1"><text:s text:c="8"/>self.add_widget(self.btnPaper)</text:p>
      <text:p text:style-name="P1"><text:s text:c="8"/>self.add_widget(self.btnScissors)</text:p>
      <text:p text:style-name="P1">#Defining the function for when the buttons are pressed</text:p>
      <text:p text:style-name="P1"><text:s text:c="4"/>def pressed(self, instance):</text:p>
      <text:p text:style-name="P1"><text:s text:c="4"/>#We list the possible choices and pick a random one</text:p>
      <text:p text:style-name="P1"><text:s text:c="8"/>choices = ['Rock', 'Paper', 'Scissors']</text:p>
      <text:p text:style-name="P1"/>
      <text:p text:style-name="P1"><text:s text:c="8"/>#We need to generate a random number to use as the computer's move</text:p>
      <text:p text:style-name="P1"><text:s text:c="8"/>computer = choices[randint(0,2)]</text:p>
      <text:p text:style-name="P1"/>
      <text:p text:style-name="P1"><text:s text:c="8"/>#Read the player's choice</text:p>
      <text:p text:style-name="P1"><text:s text:c="8"/>player = instance.text</text:p>
      <text:p text:style-name="P1"/>
      <text:p text:style-name="P1"><text:s text:c="8"/>#Display your choice and the computer's to the console and window</text:p>
      <text:p text:style-name="P1"><text:s text:c="8"/>print('You picked ' + player + ' and the computer picked ' + computer)</text:p>
      <text:p text:style-name="P1"><text:s text:c="8"/>self.txtLabel.text = 'The computer picked ' + computer</text:p>
      <text:p text:style-name="P1"/>
      <text:p text:style-name="P1"><text:s text:c="8"/>#Now we find the winner</text:p>
      <text:p text:style-name="P1"><text:s text:c="8"/>if player == computer:</text:p>
      <text:p text:style-name="P1"><text:s text:c="12"/>winner = 'Draw'</text:p>
      <text:p text:style-name="P1"><text:soft-page-break/><text:s text:c="8"/>elif player == 'Rock' and computer == 'Scissors':</text:p>
      <text:p text:style-name="P1"><text:s text:c="12"/>winner = 'You win!'</text:p>
      <text:p text:style-name="P1"><text:s text:c="8"/>elif player == 'Rock' and computer == 'Paper':</text:p>
      <text:p text:style-name="P1"><text:s text:c="12"/>winner = 'The computer wins...'</text:p>
      <text:p text:style-name="P1"><text:s text:c="8"/>elif player == 'Paper' and computer == 'Rock':</text:p>
      <text:p text:style-name="P1"><text:s text:c="12"/>winner = 'You win!'</text:p>
      <text:p text:style-name="P1"><text:s text:c="8"/>elif player == 'Paper' and computer == 'Scissors':</text:p>
      <text:p text:style-name="P1"><text:s text:c="12"/>winner = 'The computer wins...'</text:p>
      <text:p text:style-name="P1"><text:s text:c="8"/>elif player == 'Scissors' and computer == 'Paper':</text:p>
      <text:p text:style-name="P1"><text:s text:c="12"/>winner = 'You win!'</text:p>
      <text:p text:style-name="P1"><text:s text:c="8"/>else:</text:p>
      <text:p text:style-name="P1"><text:s text:c="12"/>winner = 'The computer wins...'</text:p>
      <text:p text:style-name="P1"><text:s text:c="8"/>#Output the winner to the console and window</text:p>
      <text:p text:style-name="P1"><text:s text:c="8"/>if winner == 'Draw':</text:p>
      <text:p text:style-name="P1"><text:s text:c="12"/>print('It was a draw. Try again!')</text:p>
      <text:p text:style-name="P1"><text:s text:c="12"/>self.txtLabel.text += '\nIt was a draw. Try again.'</text:p>
      <text:p text:style-name="P1"><text:s text:c="8"/>else:</text:p>
      <text:p text:style-name="P1"><text:s text:c="12"/>print(winner)</text:p>
      <text:p text:style-name="P1"><text:s text:c="12"/>self.txtLabel.text += '\n' + winner</text:p>
      <text:p text:style-name="P1"/>
      <text:p text:style-name="P1">class MyApp(App): #build function</text:p>
      <text:p text:style-name="P1"><text:s text:c="4"/>def build(self):</text:p>
      <text:p text:style-name="P1"><text:s text:c="8"/>return LoginScreen()</text:p>
      <text:p text:style-name="P1"/>
      <text:p text:style-name="P1">if __name__=="__main__": #run the App</text:p>
      <text:p text:style-name="P1"><text:s text:c="4"/>MyApp().run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27T14:07:33.962000000</dc:date>
    <meta:editing-duration>PT1M7S</meta:editing-duration>
    <meta:editing-cycles>1</meta:editing-cycles>
    <meta:document-statistic meta:table-count="0" meta:image-count="0" meta:object-count="0" meta:page-count="2" meta:paragraph-count="62" meta:word-count="305" meta:character-count="2618" meta:non-whitespace-character-count="1947"/>
  </office:meta>
</office:document-meta>
</file>